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d9e5" officeooo:paragraph-rsid="0019d9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 Detail Requirements </text:p>
      <text:p text:style-name="P1"/>
      <text:p text:style-name="P1">### High Level Requirements </text:p>
      <text:p text:style-name="P1">| ID | Description | Status |</text:p>
      <text:p text:style-name="P1">|-----|-----|------|</text:p>
      <text:p text:style-name="P1">| HLR01 | Admin Login | yet to start | </text:p>
      <text:p text:style-name="P1">| HLR01 | Hotel Registration | yet to start <text:s/>| </text:p>
      <text:p text:style-name="P1">| HLR03 | Adding Hotel Detailed Information | yet to start <text:s/>|</text:p>
      <text:p text:style-name="P1">| HLR04 | User Registration and Login Options | yet to start <text:s/>|</text:p>
      <text:p text:style-name="P1">| HLR05 | View List of Hotels | yet to start <text:s/>|</text:p>
      <text:p text:style-name="P1">| HLR06 | Book Rooms with check-in and check-out dates | yet to start <text:s/>|</text:p>
      <text:p text:style-name="P1">| HLR07 | Feedback Form to Users | yet to start <text:s/>| </text:p>
      <text:p text:style-name="P1"/>
      <text:p text:style-name="P1">### Low Level Requirements</text:p>
      <text:p text:style-name="P1"/>
      <text:p text:style-name="P1">| ID | Description | HLR ID | Status |</text:p>
      <text:p text:style-name="P1">|-----|-----|-----|-----|</text:p>
      <text:p text:style-name="P1">| LLR01 | Admin Login/Registration | HLR01 | yet to start <text:s/>|</text:p>
      <text:p text:style-name="P1">| LLR02 | Hotel Registration | HLR02 | yet to start <text:s/>|</text:p>
      <text:p text:style-name="P1">| LLR03 | Adding number of rooms in the hotels | HLR03 | yet to start <text:s/>|</text:p>
      <text:p text:style-name="P1">| LLR04 | Updating type of rooms and cost of per room | HLR03 | yet to start <text:s/>|</text:p>
      <text:p text:style-name="P1">| LLR05 | User Registration | HLR04 | yet to start <text:s/>|</text:p>
      <text:p text:style-name="P1">| LLR06 | User Login/Logout | HLR04 | yet to start <text:s/>|</text:p>
      <text:p text:style-name="P1">| LLR07 | View the hotels based on location | HLR05 | yet to start <text:s/>|</text:p>
      <text:p text:style-name="P1">| LLR08 | Check the availability of the rooms | HLR05 | yet to start <text:s/>|</text:p>
      <text:p text:style-name="P1">| LLR09 | Booking confirmation | HLR06 | yet to start <text:s/>|</text:p>
      <text:p text:style-name="P1">| LLR10 | Hotel service feedback form | HLR07 | yet to start <text:s/>|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09:10:25.329472611</meta:creation-date>
    <dc:date>2022-02-22T09:12:25.615344131</dc:date>
    <meta:editing-duration>PT2M</meta:editing-duration>
    <meta:editing-cycles>1</meta:editing-cycles>
    <meta:document-statistic meta:table-count="0" meta:image-count="0" meta:object-count="0" meta:page-count="1" meta:paragraph-count="24" meta:word-count="263" meta:character-count="1199" meta:non-whitespace-character-count="946"/>
    <meta:generator>LibreOffice/6.4.7.2$Linux_X86_64 LibreOffice_project/40$Build-2</meta:generator>
  </office:meta>
</office:document-meta>
</file>